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86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3.520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8.098in"/>
    </style:style>
    <style:style style:name="co13" style:family="table-column">
      <style:table-column-properties fo:break-before="auto" style:column-width="5.2571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752in"/>
    </style:style>
    <style:style style:name="co20" style:family="table-column">
      <style:table-column-properties fo:break-before="auto" style:column-width="0.6252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4.9673in"/>
    </style:style>
    <style:style style:name="co23" style:family="table-column">
      <style:table-column-properties fo:break-before="auto" style:column-width="2.2437in"/>
    </style:style>
    <style:style style:name="co24" style:family="table-column">
      <style:table-column-properties fo:break-before="auto" style:column-width="3.8953in"/>
    </style:style>
    <style:style style:name="co25" style:family="table-column">
      <style:table-column-properties fo:break-before="auto" style:column-width="6.3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Default" style:data-style-name="N121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08/23/2022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9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9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09/02/202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09/05/2022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04/06/2022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08/31/2022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https://www.cbc.ca/news/canada/kitchener-waterloo/acclaimed-candidates-waterloo-region-2022-municipal-election-1.6563319 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NorthDumfries-Mayor,NorthDumfries-Ward-03,NorthDumfries-Ward-04,Wellesley-Mayor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08/10/2022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07/22/20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table:number-columns-repeated="2"/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5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5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5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5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5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5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5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5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5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5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5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5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5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5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5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5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5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5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5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5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5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5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5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5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5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5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5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5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5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5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5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5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5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5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5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5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5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3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5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5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5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5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5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5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5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5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5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5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5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5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5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5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5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5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5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5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5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5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5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5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5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5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5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5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5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5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5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5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5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5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5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5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5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5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5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5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5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5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5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5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5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5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5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5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5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5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5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5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5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5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5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3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5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5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5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5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5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5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5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5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5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5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5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5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5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5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5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5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5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5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5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5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5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5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5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5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5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5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5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5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5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5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5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5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5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5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5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5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5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5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5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5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5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5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5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5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5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5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5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5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5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5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5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5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5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5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5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5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5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5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5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5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5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5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5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5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5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office:forms form:automatic-focus="false" form:apply-design-mode="false"/>
        <table:table-column table:style-name="co25" table:default-cell-style-name="ce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I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Collabora_Office/22.05.4.1$Linux_X86_64 LibreOffice_project/fe4468db8de113d2844a8733dd094506af778b51</meta:generator>
    <dc:date>2022-09-06T19:30:05.821098217</dc:date>
    <meta:editing-duration>PT9H55M27S</meta:editing-duration>
    <meta:editing-cycles>35</meta:editing-cycles>
    <meta:document-statistic meta:table-count="5" meta:cell-count="1325" meta:object-count="0"/>
  </office:meta>
</office:document-meta>
</file>